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57mm"/>
    </style:style>
    <style:style style:name="co2" style:family="table-column">
      <style:table-column-properties fo:break-before="auto" style:column-width="67.45mm"/>
    </style:style>
    <style:style style:name="co3" style:family="table-column">
      <style:table-column-properties fo:break-before="auto" style:column-width="42.02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40.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rden: SELECT, INSERT, UPDATE, DELETE</text:p>
          </table:table-cell>
          <table:table-cell table:style-name="ce1" office:value-type="string" calcext:value-type="string">
            <text:p>BD_Admin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PI_CONFIG</text:p>
          </table:table-cell>
          <table:table-cell office:value-type="string" calcext:value-type="string">
            <text:p>API_RESULTS</text:p>
          </table:table-cell>
          <table:table-cell office:value-type="string" calcext:value-type="string">
            <text:p>API_AUTH</text:p>
          </table:table-cell>
          <table:table-cell office:value-type="string" calcext:value-type="string">
            <text:p>API_AD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1,0,0</text:p>
          </table:table-cell>
          <table:table-cell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1,1,1</text:p>
          </table:table-cell>
          <table:table-cell table:number-columns-repeated="3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Phones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1,1,1,1</text:p>
          </table:table-cell>
          <table:table-cell table:number-columns-repeated="3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User_Sub_Mana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1,1,1,1</text:p>
          </table:table-cell>
          <table:table-cell table:number-columns-repeated="3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User_Sub_Asoc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1,1,1,1</text:p>
          </table:table-cell>
          <table:table-cell table:number-columns-repeated="3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User_Sub_Sport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1,1,1,1</text:p>
          </table:table-cell>
          <table:table-cell table:number-columns-repeated="3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User_Sub_Plyr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1,1,1,1</text:p>
          </table:table-cell>
          <table:table-cell table:number-columns-repeated="3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User_Sub_Fam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1,1,1,1</text:p>
          </table:table-cell>
          <table:table-cell table:number-columns-repeated="3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Manage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Mana_Ply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Mana_Asoc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Manager_Spe_Sp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Asoc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Asoc_Statu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Asoc_Spe_Spor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Asoc_Ply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Plyr_TI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Jud_Fou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Judg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Event_Famil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Pre_Famil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Pre_Ev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Event_Sp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Mana_T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Player_Spe_Sp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Team_Sp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T_Spor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Tm_Asoc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1,1,1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 table:number-columns-repeated="2" office:value-type="string" calcext:value-type="string">
            <text:p>0,0,0,0</text:p>
          </table:table-cell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1,1,1,1</text:p>
          </table:table-cell>
          <table:table-cell table:number-columns-repeated="3" office:value-type="string" calcext:value-type="string">
            <text:p>0,0,0,0</text:p>
          </table:table-cell>
          <table:table-cell office:value-type="string" calcext:value-type="string">
            <text:p>1,0,0,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9T13:56:57.466000000</meta:creation-date>
    <dc:date>2022-10-19T14:40:36.855000000</dc:date>
    <meta:editing-duration>PT1M15S</meta:editing-duration>
    <meta:editing-cycles>2</meta:editing-cycles>
    <meta:generator>LibreOffice/5.1.2.2$Windows_x86 LibreOffice_project/d3bf12ecb743fc0d20e0be0c58ca359301eb705f</meta:generator>
    <meta:document-statistic meta:table-count="1" meta:cell-count="265" meta:object-count="0"/>
  </office:meta>
</office:document-meta>
</file>